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style:text-position="super 63.6%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1.7486in"/>
    </style:style>
    <style:style style:name="TableColumn7" style:family="table-column">
      <style:table-column-properties style:column-width="2.5298in"/>
    </style:style>
    <style:style style:name="TableColumn8" style:family="table-column">
      <style:table-column-properties style:column-width="2.1395in"/>
    </style:style>
    <style:style style:name="Table5" style:family="table">
      <style:table-properties style:width="6.418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TableColumn112" style:family="table-column">
      <style:table-column-properties style:column-width="1.1583in"/>
    </style:style>
    <style:style style:name="TableColumn113" style:family="table-column">
      <style:table-column-properties style:column-width="3.5437in"/>
    </style:style>
    <style:style style:name="TableColumn114" style:family="table-column">
      <style:table-column-properties style:column-width="0.9513in"/>
    </style:style>
    <style:style style:name="Table111" style:family="table">
      <style:table-properties style:width="5.6534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P178" style:parent-style-name="Normal" style:family="paragraph">
      <style:text-properties fo:font-weight="bold" style:font-weight-asian="bold" style:font-weight-complex="bold"/>
    </style:style>
    <style:style style:name="P179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General approach to the problem</text:p>
      <text:p text:style-name="Normal">I used the test-driven development (TDD) process to approach tackle the problem.</text:p>
      <text:p text:style-name="P2">List of the utilities being used</text:p>
      <text:p text:style-name="Normal">Debugger: Java debugger (jdb)<text:line-break/>Integrated<text:s/>build tool: Apache Maven<text:line-break/>Version control system: Git<text:s/><text:line-break/>3<text:span text:style-name="T3">rd</text:span><text:s/>party libraries: Apache commons-lang3<text:line-break/>Test tool: <text:s/>JUnit</text:p>
      <text:p text:style-name="P4">Bulk complexities of simulation program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Source Type</text:p>
          </table:table-cell>
          <table:table-cell table:style-name="TableCell12">
            <text:p text:style-name="P13">Category</text:p>
          </table:table-cell>
          <table:table-cell table:style-name="TableCell14">
            <text:p text:style-name="P15">Number of measurement</text:p>
          </table:table-cell>
        </table:table-row>
        <table:table-row table:style-name="TableRow16">
          <table:table-cell table:style-name="TableCell17">
            <text:p text:style-name="P18">Java (Application)</text:p>
          </table:table-cell>
          <table:table-cell table:style-name="TableCell19" table:number-columns-spanned="2">
            <text:p text:style-name="P20">Number of files: 19<text:line-break/>Number of classes: 19<text:line-break/>Number of enumeration types: 3<text:line-break/>Number of methods: 79<text:line-break/>Number of decisions: 158 (If-clauses<text:s/>and<text:s/>the<text:s/>number of cases)</text:p>
          </table:table-cell>
          <table:covered-table-cell/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Blank</text:p>
          </table:table-cell>
          <table:table-cell table:style-name="TableCell26">
            <text:p text:style-name="P27">316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Comment</text:p>
          </table:table-cell>
          <table:table-cell table:style-name="TableCell33">
            <text:p text:style-name="P34">639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Code</text:p>
          </table:table-cell>
          <table:table-cell table:style-name="TableCell40">
            <text:p text:style-name="P41">1,255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Total Lines</text:p>
          </table:table-cell>
          <table:table-cell table:style-name="TableCell47">
            <text:p text:style-name="P48">2,210</text:p>
          </table:table-cell>
        </table:table-row>
        <table:table-row table:style-name="TableRow49">
          <table:table-cell table:style-name="TableCell50">
            <text:p text:style-name="P51">Configuration Files</text:p>
          </table:table-cell>
          <table:table-cell table:style-name="TableCell52">
            <text:p text:style-name="P53">Maven XML</text:p>
          </table:table-cell>
          <table:table-cell table:style-name="TableCell54">
            <text:p text:style-name="P55">79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Properties</text:p>
          </table:table-cell>
          <table:table-cell table:style-name="TableCell61">
            <text:p text:style-name="P62">30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Total Lines</text:p>
          </table:table-cell>
          <table:table-cell table:style-name="TableCell68">
            <text:p text:style-name="P69">109</text:p>
          </table:table-cell>
        </table:table-row>
        <table:table-row table:style-name="TableRow70">
          <table:table-cell table:style-name="TableCell71">
            <text:p text:style-name="P72">Java (Test Cases)</text:p>
          </table:table-cell>
          <table:table-cell table:style-name="TableCell73" table:number-columns-spanned="2">
            <text:p text:style-name="P74">Number of files: 8</text:p>
          </table:table-cell>
          <table:covered-table-cell/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Blank</text:p>
          </table:table-cell>
          <table:table-cell table:style-name="TableCell80">
            <text:p text:style-name="P81">163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Comment</text:p>
          </table:table-cell>
          <table:table-cell table:style-name="TableCell87">
            <text:p text:style-name="P88">63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Code</text:p>
          </table:table-cell>
          <table:table-cell table:style-name="TableCell94">
            <text:p text:style-name="P95">515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Total Lines</text:p>
          </table:table-cell>
          <table:table-cell table:style-name="TableCell101">
            <text:p text:style-name="P102">741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Grand Total<text:s/>Lines</text:p>
          </table:table-cell>
          <table:table-cell table:style-name="TableCell108">
            <text:p text:style-name="P109">3,060</text:p>
          </table:table-cell>
        </table:table-row>
      </table:table>
      <text:p text:style-name="Normal"/>
      <text:p text:style-name="P110">Approximate break-down of the time spent in the design, coding, and testing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Phase</text:p>
          </table:table-cell>
          <table:table-cell table:style-name="TableCell118">
            <text:p text:style-name="P119">Task</text:p>
          </table:table-cell>
          <table:table-cell table:style-name="TableCell120">
            <text:p text:style-name="P121">Time spent</text:p>
          </table:table-cell>
        </table:table-row>
        <table:table-row table:style-name="TableRow122">
          <table:table-cell table:style-name="TableCell123" table:number-rows-spanned="3">
            <text:p text:style-name="P124">Requirement<text:line-break/>Analysis</text:p>
          </table:table-cell>
          <table:table-cell table:style-name="TableCell125">
            <text:p text:style-name="P126">Conceptualization</text:p>
          </table:table-cell>
          <table:table-cell table:style-name="TableCell127">
            <text:p text:style-name="P128">3 days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Requirements analysis</text:p>
          </table:table-cell>
          <table:table-cell table:style-name="TableCell133">
            <text:p text:style-name="P134">2 days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Detailed specification of software requirements</text:p>
          </table:table-cell>
          <table:table-cell table:style-name="TableCell139">
            <text:p text:style-name="P140">3 days</text:p>
          </table:table-cell>
        </table:table-row>
        <table:table-row table:style-name="TableRow141">
          <table:table-cell table:style-name="TableCell142">
            <text:p text:style-name="P143">Design</text:p>
          </table:table-cell>
          <table:table-cell table:style-name="TableCell144">
            <text:p text:style-name="P145">Software<text:s/>Design</text:p>
          </table:table-cell>
          <table:table-cell table:style-name="TableCell146">
            <text:p text:style-name="P147">2 days</text:p>
          </table:table-cell>
        </table:table-row>
        <table:table-row table:style-name="TableRow148">
          <table:table-cell table:style-name="TableCell149">
            <text:p text:style-name="P150">Implementation</text:p>
          </table:table-cell>
          <table:table-cell table:style-name="TableCell151">
            <text:p text:style-name="P152">Programming</text:p>
          </table:table-cell>
          <table:table-cell table:style-name="TableCell153">
            <text:p text:style-name="P154">5<text:s/>days</text:p>
          </table:table-cell>
        </table:table-row>
        <table:table-row table:style-name="TableRow155">
          <table:table-cell table:style-name="TableCell156">
            <text:p text:style-name="P157">Testing</text:p>
          </table:table-cell>
          <table:table-cell table:style-name="TableCell158">
            <text:p text:style-name="P159">Create unit test and integrated testing</text:p>
          </table:table-cell>
          <table:table-cell table:style-name="TableCell160">
            <text:p text:style-name="P161">2 days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Deployment</text:p>
          </table:table-cell>
          <table:table-cell table:style-name="TableCell167">
            <text:p text:style-name="P168">1 days</text:p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>Total</text:p>
          </table:table-cell>
          <table:table-cell table:style-name="TableCell174">
            <text:p text:style-name="P175">18 days</text:p>
          </table:table-cell>
        </table:table-row>
      </table:table>
      <text:p text:style-name="Normal"/>
      <text:p text:style-name="P176"/>
      <text:p text:style-name="P177"/>
      <text:soft-page-break/>
      <text:p text:style-name="P178">Simulation portability</text:p>
      <text:p text:style-name="Normal">This simulation was developed using Java language. Java program is platform independent because it needs java runtime to execute java byte code. Java runtime can be<text:s/>installed in many systems including Windows x64/x86, Solaris SPARC x64/x86, Mac OS X x64, Linux x64/x86. Other platforms can use java runtime from open source project named OpenJDK which developer can build java runtime from source. However, there are some<text:s/>issues that can break portability such as new line character and path delimiter which are platform specific variable. I solve this problem by using the Java system properties to obtain those values instead of hard coding. The byte code doesn’t have to be<text:s/>recompiled when it’s moved from one platform to another.<text:s/></text:p>
      <text:p text:style-name="Normal">The utilities being used in this project are also portable. Most of them are written in Java except Git which is written in C but it has the version for Unix-liked system and Windows.</text:p>
      <text:p text:style-name="P179">Implementation<text:s/>language</text:p>
      <text:p text:style-name="Normal">I chose Java because it’s static type language, platform independent, and it also has a lot of free enterprise graded tools. For statically typed language, the IDE can support full refactoring that is a very convenient feature. IDE of my choice is Eclipse IDE Juno 3.8 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ordia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ussachai</meta:initial-creator>
    <dc:creator>hussachai</dc:creator>
    <meta:creation-date>2013-03-04T06:20:00Z</meta:creation-date>
    <dc:date>2013-03-04T09:34:00Z</dc:date>
    <meta:template xlink:href="Normal.dotm" xlink:type="simple"/>
    <meta:editing-cycles>10</meta:editing-cycles>
    <meta:editing-duration>PT11040S</meta:editing-duration>
    <meta:document-statistic meta:page-count="2" meta:paragraph-count="4" meta:word-count="364" meta:character-count="2436" meta:row-count="17" meta:non-whitespace-character-count="2076"/>
  </office:meta>
</office:document-meta>
</file>